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36d7e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e39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5e0e"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6a4e8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officeooo:rsid="000c7d58" style:font-style-asian="italic" style:font-style-complex="italic"/>
    </style:style>
    <style:style style:name="T3" style:family="text">
      <style:text-properties fo:font-style="italic" officeooo:rsid="00136d7e" style:font-style-asian="italic" style:font-style-complex="italic"/>
    </style:style>
    <style:style style:name="T4" style:family="text">
      <style:text-properties fo:font-style="italic" officeooo:rsid="0016a4e8" style:font-style-asian="italic" style:font-style-complex="italic"/>
    </style:style>
    <style:style style:name="T5" style:family="text">
      <style:text-properties style:text-position="sub 58%" officeooo:rsid="00136d7e"/>
    </style:style>
    <style:style style:name="T6" style:family="text">
      <style:text-properties style:font-name="courier new"/>
    </style:style>
    <style:style style:name="T7" style:family="text">
      <style:text-properties officeooo:rsid="00125e0e"/>
    </style:style>
    <style:style style:name="T8" style:family="text">
      <style:text-properties officeooo:rsid="0012e393"/>
    </style:style>
    <style:style style:name="T9" style:family="text">
      <style:text-properties officeooo:rsid="00136d7e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0c7d58"/>
    </style:style>
    <style:style style:name="T12" style:family="text">
      <style:text-properties officeooo:rsid="00147fe9"/>
    </style:style>
    <style:style style:name="T13" style:family="text">
      <style:text-properties officeooo:rsid="0015bfe6"/>
    </style:style>
    <style:style style:name="T14" style:family="text">
      <style:text-properties officeooo:rsid="0016a4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2">Гончарова Александра</text:span><text:span text:style-name="T1"> (29.12.2010)</text:span></text:h>
      <text:list xml:id="list1841486433" text:style-name="L1">
        <text:list-item>
          <text:p text:style-name="P4"><text:span text:style-name="T14">Дано целое число </text:span><text:span text:style-name="T4">K</text:span><text:span text:style-name="T14">, а также </text:span><text:span text:style-name="T4">K</text:span><text:span text:style-name="T14"> наборов ненулевых целых чисел. Каждый набор содержит не менее двух элементов, признаком его завершения является число 0. Найти количество наборов, элементы которых возрастают.</text:span></text:p>
        </text:list-item>
        <text:list-item>
          <text:p text:style-name="P1"><text:span text:style-name="T9">Описать подпрогр</text:span><text:span text:style-name="T13">а</text:span><text:span text:style-name="T9">мму, формирующую по целым положительным числам </text:span><text:span text:style-name="T3">M</text:span><text:span text:style-name="T9"> и </text:span><text:span text:style-name="T3">N</text:span><text:span text:style-name="T9"> матрицу </text:span><text:span text:style-name="T3">A</text:span><text:span text:style-name="T9"> размера </text:span><text:span text:style-name="T3">M </text:span><text:span text:style-name="T9">× </text:span><text:span text:style-name="T3">N</text:span><text:span text:style-name="T9">, которая содержит числа 0 и 1, расположенные в «шахматном» порядке, причем </text:span><text:span text:style-name="T3">A</text:span><text:span text:style-name="T5">0,0</text:span><text:span text:style-name="T9"> = 0.</text:span></text:p>
        </text:list-item>
        <text:list-item>
          <text:p text:style-name="P2"><text:span text:style-name="T1">Объявите </text:span><text:span text:style-name="T7">запись</text:span><text:span text:style-name="T1"> </text:span><text:span text:style-name="T11">vector_3d</text:span><text:span text:style-name="T1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11">Init</text:span><text:span text:style-name="T1"> и </text:span><text:span text:style-name="T11">Print</text:span><text:span text:style-name="T1">.</text:span></text:p>
        </text:list-item>
        <text:list-item>
          <text:p text:style-name="P3">Создать <text:span text:style-name="T8">метод записи</text:span> <text:span text:style-name="T10">inner_product</text:span>, вычисляющ<text:span text:style-name="T8">ий</text:span> <text:a xlink:type="simple" xlink:href="http://ru.wikipedia.org/wiki/Скалярное_произведение">скалярное произведение</text:a> <text:span text:style-name="T8">текущего вектора с заданным вектором</text:span>.</text:p>
        </text:list-item>
        <text:list-item>
          <text:p text:style-name="P3">Написать функцию, принимающую массив векторов и ещё один вектор <text:span text:style-name="T6">v</text:span> и возвращающую массив векторов в динамической памяти, полученный из исходного удалением всех векторов, скалярное произведение с вектором <text:span text:style-name="T6">v</text:span> которых отрицательн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0-12-29T00:38:02</dc:date>
    <dc:creator>Artem Pelenitsyn</dc:creator>
    <meta:editing-duration>PT01H21M40S</meta:editing-duration>
    <meta:editing-cycles>9</meta:editing-cycles>
    <meta:document-statistic meta:table-count="0" meta:image-count="0" meta:object-count="0" meta:page-count="1" meta:paragraph-count="6" meta:word-count="134" meta:character-count="950"/>
  </office:meta>
</office:document-meta>
</file>